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a71" officeooo:paragraph-rsid="001eda71"/>
    </style:style>
    <style:style style:name="P2" style:family="paragraph" style:parent-style-name="Standard">
      <style:text-properties officeooo:rsid="001f481d" officeooo:paragraph-rsid="001f481d"/>
    </style:style>
    <style:style style:name="P3" style:family="paragraph" style:parent-style-name="Standard">
      <style:text-properties officeooo:rsid="0020d74b" officeooo:paragraph-rsid="0020d74b"/>
    </style:style>
    <style:style style:name="P4" style:family="paragraph" style:parent-style-name="Standard">
      <style:text-properties officeooo:rsid="001eda71" officeooo:paragraph-rsid="001eda71"/>
    </style:style>
    <style:style style:name="P5" style:family="paragraph" style:parent-style-name="Standard">
      <style:text-properties officeooo:rsid="00228f34" officeooo:paragraph-rsid="00228f34"/>
    </style:style>
    <style:style style:name="T1" style:family="text">
      <style:text-properties officeooo:rsid="0020d74b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Jim Patrizi</text:p>
      <text:p text:style-name="P2">9-20-17</text:p>
      <text:p text:style-name="P2">EECS 338 – HW3 – Q2 </text:p>
      <text:p text:style-name="P2"/>
      <text:p text:style-name="P2">Below is the output to my program in the included zip folder (parallel_fork.c) <text:span text:style-name="T1">It is easy to see the computations are being done faster the more processes that you use, because the processes run in parallel.</text:span></text:p>
      <text:p text:style-name="P2"/>
      <text:p text:style-name="P3">Starting at 1 process, it does all the computations and takes the most time, ~3 seconds.</text:p>
      <text:p text:style-name="P3">2 Processes is quicker! In fact it shows 46% improvement by adding a secondary process to work on the computation. This makes sense, as a second process would logically take half of the computations and be about 50% inprovement compared to 1 process.</text:p>
      <text:p text:style-name="P3"/>
      <text:p text:style-name="P3">The speed up increases for 3 cores in a similar manner, with each process doing approx 33% of the work (but in our case its about 31% approx)</text:p>
      <text:p text:style-name="P3"/>
      <text:p text:style-name="P3">The 4<text:span text:style-name="T2">th</text:span> process is the best as it divides up all processes to do equal work, and takes 23% of time time compared to just 1 process. 2.963301s compared to 0.687683(approx) is a remarkable speedup in programming terms.</text:p>
      <text:p text:style-name="P3"/>
      <text:p text:style-name="P1">jim@jim-MacBookPro:~/Documents/OS/HW3$ ./parallel_fork </text:p>
      <text:p text:style-name="P1">How many processes? 4</text:p>
      <text:p text:style-name="P1">You entered: 4</text:p>
      <text:p text:style-name="P1">Process 1: Total time was 0.691329 seconds. x = 250000000.</text:p>
      <text:p text:style-name="P1">Process 2: Total time was 0.690362 seconds. x = 250000000.</text:p>
      <text:p text:style-name="P1">Process 3: Total time was 0.690795 seconds. x = 250000000.</text:p>
      <text:p text:style-name="P1">Process 4: Total time was 0.687683 seconds. x = 250000000.</text:p>
      <text:p text:style-name="P1">jim@jim-MacBookPro:~/Documents/OS/HW3$ ./parallel_fork </text:p>
      <text:p text:style-name="P1">How many processes? 3</text:p>
      <text:p text:style-name="P1">You entered: 3</text:p>
      <text:p text:style-name="P1">Process 1: Total time was 0.917335 seconds. x = 333333333.</text:p>
      <text:p text:style-name="P1">Process 2: Total time was 0.916390 seconds. x = 333333333.</text:p>
      <text:p text:style-name="P1">Process 3: Total time was 0.917590 seconds. x = 333333333.</text:p>
      <text:p text:style-name="P1">jim@jim-MacBookPro:~/Documents/OS/HW3$ ./parallel_fork </text:p>
      <text:p text:style-name="P1">How many processes? 2</text:p>
      <text:p text:style-name="P1">You entered: 2</text:p>
      <text:p text:style-name="P1">Process 1: Total time was 1.372777 seconds. x = 500000000.</text:p>
      <text:p text:style-name="P1">Process 2: Total time was 1.370564 seconds. x = 500000000.</text:p>
      <text:p text:style-name="P1">jim@jim-MacBookPro:~/Documents/OS/HW3$ ./parallel_fork </text:p>
      <text:p text:style-name="P1">How many processes? 1</text:p>
      <text:p text:style-name="P1">You entered: 1</text:p>
      <text:p text:style-name="P1">Process 1: Total time was 2.963301 seconds. x = 1000000000.</text:p>
      <text:p text:style-name="P1">jim@jim-MacBookPro:~/Documents/OS/HW3$ </text:p>
      <text:p text:style-name="P1"/>
      <text:p text:style-name="P5">Output order for Q2 was controlled with a wait(NULL) call after the fork() c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4:17:25.781381283</meta:creation-date>
    <dc:date>2017-09-19T16:08:57.571465988</dc:date>
    <meta:editing-duration>PT10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319" meta:character-count="2000" meta:non-whitespace-character-count="1705"/>
  </office:meta>
</office:document-meta>
</file>